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7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0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2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7pt" style:font-size-asian="14pt" style:font-size-complex="14pt"/>
    </style:style>
    <style:style style:name="T2" style:family="text">
      <style:text-properties fo:color="#111111" loext:opacity="100%" style:font-name="Hack Nerd Font Mono" fo:font-size="14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color="#111111" loext:opacity="100%" style:font-name="Hack Nerd Font Mono" fo:font-size="10pt" style:font-size-asian="14pt" style:font-size-complex="14pt"/>
    </style:style>
    <style:style style:name="T6" style:family="text">
      <style:text-properties fo:color="#111111" loext:opacity="100%" style:font-name="Hack Nerd Font Mono" fo:font-size="8pt" style:font-size-asian="8pt" style:font-size-complex="8pt"/>
    </style:style>
    <style:style style:name="T7" style:family="text">
      <style:text-properties fo:color="#111111" loext:opacity="100%" style:font-name="Hack Nerd Font Mono" fo:font-size="8pt" style:font-size-asian="14pt" style:font-size-complex="14pt"/>
    </style:style>
    <style:style style:name="T8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Hack Nerd Font Mono" fo:font-size="10pt" style:font-size-asian="6pt" style:font-size-complex="6pt"/>
    </style:style>
    <style:style style:name="T11" style:family="text">
      <style:text-properties fo:color="#111111" loext:opacity="100%" style:font-name="Hack Nerd Font Mono" fo:font-size="8pt" fo:letter-spacing="-0.03cm" style:font-size-asian="14pt" style:font-size-complex="14pt"/>
    </style:style>
    <style:style style:name="T12" style:family="text">
      <style:text-properties fo:color="#111111" loext:opacity="100%" style:font-name="Hack Nerd Font Mono" fo:font-size="8pt" fo:letter-spacing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Bsp</text:span></text:p>
          <text:p text:style-name="P1"><text:span text:style-name="T1">De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7cm" svg:y="3.225cm">
          <text:p text:style-name="P3"><text:span text:style-name="T2">K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4.425cm" svg:y="1.5cm">
          <text:p text:style-name="P3"><text:span text:style-name="T2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2.775cm">
          <text:p text:style-name="P3"><text:span text:style-name="T2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4.05cm">
          <text:p text:style-name="P3"><text:span text:style-name="T2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.125cm">
          <text:p text:style-name="P3"><text:span text:style-name="T2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2.4cm">
          <text:p text:style-name="P3"><text:span text:style-name="T2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.675cm">
          <text:p text:style-name="P3"><text:span text:style-name="T2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.425cm">
          <text:p text:style-name="P3"><text:span text:style-name="T2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2.7cm">
          <text:p text:style-name="P3"><text:span text:style-name="T2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.975cm">
          <text:p text:style-name="P3"><text:span text:style-name="T2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.25cm">
          <text:p text:style-name="P1"><text:span text:style-name="T1">Esc</text:span></text:p>
          <text:p text:style-name="P1"><text:span text:style-name="T1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.525cm">
          <text:p text:style-name="P3"><text:span text:style-name="T2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.8cm">
          <text:p text:style-name="P3"><text:span text:style-name="T2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.25cm">
          <text:p text:style-name="P3"><text:span text:style-name="T2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3.525cm">
          <text:p text:style-name="P3"><text:span text:style-name="T2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.425cm">
          <text:p text:style-name="P3"><text:span text:style-name="T2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.7cm">
          <text:p text:style-name="P3"><text:span text:style-name="T2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3.975cm">
          <text:p text:style-name="P3"><text:span text:style-name="T2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.125cm">
          <text:p text:style-name="P3"><text:span text:style-name="T2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.4cm">
          <text:p text:style-name="P3"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3.675cm">
          <text:p text:style-name="P3"><text:span text:style-name="T2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.5cm">
          <text:p text:style-name="P3"><text:span text:style-name="T2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.775cm">
          <text:p text:style-name="P3"><text:span text:style-name="T2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.05cm">
          <text:p text:style-name="P3"><text:span text:style-name="T2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.95cm">
          <text:p text:style-name="P3"><text:span text:style-name="T2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.225cm">
          <text:p text:style-name="P3"><text:span text:style-name="T2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.8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5.625cm">
          <text:p text:style-name="P1"><text:span text:style-name="T1">- Tab</text:span></text:p>
          <text:p text:style-name="P1"><text:span text:style-name="T1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5.55cm">
          <text:p text:style-name="P1"><text:span text:style-name="T1">,</text:span></text:p>
          <text:p text:style-name="P1"><text:span text:style-name="T1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7.275cm" svg:y="5.475cm">
          <text:p text:style-name="P5"><text:span text:style-name="T3">Space</text:span></text:p>
          <text:p text:style-name="P5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5.475cm">
          <text:p text:style-name="P1"><text:span text:style-name="T1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5.55cm">
          <text:p text:style-name="P1"><text:span text:style-name="T1">.</text:span></text:p>
          <text:p text:style-name="P1"><text:span text:style-name="T1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5.625cm">
          <text:p text:style-name="P1"><text:span text:style-name="T1">+ Tab</text:span></text:p>
          <text:p text:style-name="P1"><text:span text:style-name="T1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8" draw:layer="layout" svg:width="3.3cm" svg:height="0.6cm" svg:x="0cm" svg:y="0cm">
          <text:p text:style-name="P7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9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0.05cm">
          <text:p text:style-name="P3"><text:span text:style-name="T2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1.325cm">
          <text:p text:style-name="P3"><text:span text:style-name="T2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9.225cm">
          <text:p text:style-name="P3"><text:span text:style-name="T2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0.5cm">
          <text:p text:style-name="P3"><text:span text:style-name="T2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11.775cm">
          <text:p text:style-name="P3"><text:span text:style-name="T2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8.925cm">
          <text:p text:style-name="P3"><text:span text:style-name="T2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0.2cm">
          <text:p text:style-name="P3"><text:span text:style-name="T2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11.475cm">
          <text:p text:style-name="P3"><text:span text:style-name="T2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9.3cm">
          <text:p text:style-name="P3"><text:span text:style-name="T2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0.575cm">
          <text:p text:style-name="P3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1.85cm">
          <text:p text:style-name="P3"><text:span text:style-name="T2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12.6cm">
          <text:p text:style-name="P3"><text:span text:style-name="T2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9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1" draw:layer="layout" svg:width="3.3cm" svg:height="0.6cm" svg:x="0cm" svg:y="7.8cm">
          <text:p text:style-name="P10"><text:span text:style-name="T5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6.2cm" svg:y="17.85cm">
          <text:p text:style-name="P12"><text:span text:style-name="T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5" draw:layer="layout" svg:width="1.2cm" svg:height="1.2cm" svg:x="16.2cm" svg:y="19.125cm">
          <text:p text:style-name="P14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5" draw:layer="layout" svg:width="1.2cm" svg:height="1.2cm" svg:x="14.925cm" svg:y="17.025cm">
          <text:p text:style-name="P14"><text:span text:style-name="T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5" draw:layer="layout" svg:width="1.2cm" svg:height="1.2cm" svg:x="14.925cm" svg:y="18.3cm">
          <text:p text:style-name="P14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5" draw:layer="layout" svg:width="1.2cm" svg:height="1.2cm" svg:x="14.925cm" svg:y="19.575cm">
          <text:p text:style-name="P14"><text:span text:style-name="T7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5" draw:layer="layout" svg:width="1.2cm" svg:height="1.2cm" svg:x="13.65cm" svg:y="16.725cm">
          <text:p text:style-name="P14"><text:span text:style-name="T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5" draw:layer="layout" svg:width="1.2cm" svg:height="1.2cm" svg:x="13.65cm" svg:y="18cm">
          <text:p text:style-name="P14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5" draw:layer="layout" svg:width="1.2cm" svg:height="1.2cm" svg:x="13.65cm" svg:y="19.275cm">
          <text:p text:style-name="P14"><text:span text:style-name="T7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2.375cm" svg:y="17.1cm">
          <text:p text:style-name="P12"><text:span text:style-name="T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5" draw:layer="layout" svg:width="1.2cm" svg:height="1.2cm" svg:x="12.375cm" svg:y="18.375cm">
          <text:p text:style-name="P14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9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1" draw:layer="layout" svg:width="3.3cm" svg:height="0.6cm" svg:x="0cm" svg:y="15.6cm">
          <text:p text:style-name="P10"><text:span text:style-name="T5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7" draw:layer="layout" svg:width="1.2cm" svg:height="1.2cm" svg:x="4.425cm" svg:y="24.9cm">
          <text:p text:style-name="P16"><text:span text:style-name="T5">Wh</text:span></text:p>
          <text:p text:style-name="P16"><text:span text:style-name="T5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5" draw:layer="layout" svg:width="1.2cm" svg:height="1.2cm" svg:x="4.425cm" svg:y="26.175cm">
          <text:p text:style-name="P14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7" draw:layer="layout" svg:width="1.2cm" svg:height="1.2cm" svg:x="3.15cm" svg:y="24.525cm">
          <text:p text:style-name="P16"><text:span text:style-name="T5">Wh</text:span></text:p>
          <text:p text:style-name="P16"><text:span text:style-name="T5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5" draw:layer="layout" svg:width="1.2cm" svg:height="1.2cm" svg:x="3.15cm" svg:y="25.8cm">
          <text:p text:style-name="P14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5" draw:layer="layout" svg:width="1.2cm" svg:height="1.2cm" svg:x="1.875cm" svg:y="24.825cm">
          <text:p text:style-name="P14"><text:span text:style-name="T9">Wh</text:span></text:p>
          <text:p text:style-name="P14"><text:span text:style-name="T5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5" draw:layer="layout" svg:width="1.2cm" svg:height="1.2cm" svg:x="1.875cm" svg:y="26.1cm">
          <text:p text:style-name="P14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5" draw:layer="layout" svg:width="1.2cm" svg:height="1.2cm" svg:x="0.6cm" svg:y="25.65cm">
          <text:p text:style-name="P14"><text:span text:style-name="T10">Wh</text:span></text:p>
          <text:p text:style-name="P14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5" draw:layer="layout" svg:width="1.2cm" svg:height="1.2cm" svg:x="0.6cm" svg:y="26.925cm">
          <text:p text:style-name="P14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26.1cm">
          <text:p text:style-name="P18"><text:span text:style-name="T7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25.8cm">
          <text:p text:style-name="P18"><text:span text:style-name="T7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26.175cm">
          <text:p text:style-name="P18"><text:span text:style-name="T7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9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9.525cm" svg:y="28.875cm">
          <text:p text:style-name="P12"><text:span text:style-name="T6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0.8cm" svg:y="28.95cm">
          <text:p text:style-name="P12"><text:span text:style-name="T6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2.075cm" svg:y="29.025cm">
          <text:p text:style-name="P12"><text:span text:style-name="T6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1" draw:layer="layout" svg:width="3.3cm" svg:height="0.6cm" svg:x="0cm" svg:y="23.4cm">
          <text:p text:style-name="P10"><text:span text:style-name="T5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6.2cm" svg:y="33.45cm">
          <text:p text:style-name="P18"><text:span text:style-name="T7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0" draw:layer="layout" svg:width="1.2cm" svg:height="1.2cm" svg:x="16.2cm" svg:y="34.725cm">
          <text:p text:style-name="P18"><text:span text:style-name="T7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4.925cm" svg:y="32.625cm">
          <text:p text:style-name="P10"><text:span text:style-name="T5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4.925cm" svg:y="33.9cm">
          <text:p text:style-name="P10"><text:span text:style-name="T5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4.925cm" svg:y="35.175cm">
          <text:p text:style-name="P10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3.65cm" svg:y="32.325cm">
          <text:p text:style-name="P10"><text:span text:style-name="T5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3.65cm" svg:y="33.6cm">
          <text:p text:style-name="P10"><text:span text:style-name="T5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3.65cm" svg:y="34.875cm">
          <text:p text:style-name="P10"><text:span text:style-name="T5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375cm" svg:y="32.7cm">
          <text:p text:style-name="P10"><text:span text:style-name="T5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375cm" svg:y="33.975cm">
          <text:p text:style-name="P10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375cm" svg:y="35.25cm">
          <text:p text:style-name="P10"><text:span text:style-name="T5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6.2cm" svg:y="36cm">
          <text:p text:style-name="P18"><text:span text:style-name="T7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9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1" draw:layer="layout" svg:width="3.3cm" svg:height="0.6cm" svg:x="0cm" svg:y="31.2cm">
          <text:p text:style-name="P10"><text:span text:style-name="T5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5" draw:layer="layout" svg:width="1.2cm" svg:height="1.2cm" svg:x="4.425cm" svg:y="41.775cm">
          <text:p text:style-name="P14"><text:span text:style-name="T11">c(V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5" draw:layer="layout" svg:width="1.2cm" svg:height="1.2cm" svg:x="4.425cm" svg:y="43.05cm">
          <text:p text:style-name="P14"><text:span text:style-name="T12">c(Z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5" draw:layer="layout" svg:width="1.2cm" svg:height="1.2cm" svg:x="3.15cm" svg:y="41.4cm">
          <text:p text:style-name="P14"><text:span text:style-name="T11">c(C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5" draw:layer="layout" svg:width="1.2cm" svg:height="1.2cm" svg:x="1.875cm" svg:y="41.7cm">
          <text:p text:style-name="P14"><text:span text:style-name="T11">c(X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9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9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1" draw:layer="layout" svg:width="3.3cm" svg:height="0.6cm" svg:x="0cm" svg:y="39cm">
          <text:p text:style-name="P10"><text:span text:style-name="T5">Left hand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3-08T18:22:12.598420366</dc:date>
    <meta:editing-duration>P1DT5H9M56S</meta:editing-duration>
    <meta:editing-cycles>109</meta:editing-cycles>
    <meta:generator>LibreOffice/24.2.1.2$Linux_X86_64 LibreOffice_project/420$Build-2</meta:generator>
    <meta:print-date>2023-01-20T22:20:38.005855126</meta:print-date>
    <meta:document-statistic meta:object-count="210"/>
  </office:meta>
</office:document-meta>
</file>